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12.622cm" fo:min-width="9.214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vertical-align="middle" fo:min-height="1.02cm"/>
    </style:style>
    <style:style style:name="gr4" style:family="graphic" style:parent-style-name="standard">
      <style:graphic-properties svg:stroke-width="0.051cm" svg:stroke-color="#990000" draw:marker-start-width="0.355cm" draw:marker-end-width="0.355cm" draw:fill-color="#cc9999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051cm" svg:stroke-color="#006600" draw:marker-start-width="0.355cm" draw:marker-end-width="0.355cm" draw:fill-color="#99cc99" draw:textarea-horizontal-align="justify" draw:textarea-vertical-align="middle" draw:auto-grow-height="false" fo:min-height="0.846cm" fo:min-width="1.92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1900" draw:marker-start-width="0.355cm" draw:marker-end-width="0.355cm" draw:fill-color="#cc9966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99" draw:marker-start-width="0.355cm" draw:marker-end-width="0.355cm" draw:fill-color="#9999cc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663300" draw:marker-start-width="0.355cm" draw:marker-end-width="0.355cm" draw:fill-color="#cccc99" draw:textarea-horizontal-align="justify" draw:textarea-vertical-align="middle" draw:auto-grow-height="false" fo:min-height="0.846cm" fo:min-width="1.924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cccc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vertical-align="middle" fo:min-height="5.338cm"/>
    </style:style>
    <style:style style:name="gr12" style:family="graphic" style:parent-style-name="standard">
      <style:graphic-properties draw:stroke="none" draw:fill="none" draw:textarea-vertical-align="middle" fo:min-height="3.76cm"/>
    </style:style>
    <style:style style:name="gr13" style:family="graphic" style:parent-style-name="standard">
      <style:graphic-properties draw:stroke="none" draw:fill="none" draw:textarea-vertical-align="middle" fo:min-height="2.3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3333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 style:text-underline-style="none" style:font-size-asian="8pt" style:font-size-complex="8pt"/>
    </style:style>
    <style:style style:name="P7" style:family="paragraph">
      <loext:graphic-properties draw:fill-color="#99cc99"/>
      <style:paragraph-properties fo:text-align="center"/>
    </style:style>
    <style:style style:name="P8" style:family="paragraph">
      <loext:graphic-properties draw:fill-color="#cc9966"/>
      <style:paragraph-properties fo:text-align="center"/>
    </style:style>
    <style:style style:name="P9" style:family="paragraph">
      <loext:graphic-properties draw:fill-color="#9999cc"/>
      <style:paragraph-properties fo:text-align="center"/>
    </style:style>
    <style:style style:name="P10" style:family="paragraph">
      <loext:graphic-properties draw:fill-color="#cccc99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0000ff"/>
    </style:style>
    <style:style style:name="P12" style:family="paragraph">
      <loext:graphic-properties draw:fill="none"/>
      <style:paragraph-properties fo:text-align="center"/>
      <style:text-properties fo:color="#666666"/>
    </style:style>
    <style:style style:name="T1" style:family="text">
      <style:text-properties fo:color="#ff0000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9900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color="#0000ff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666666" style:font-name="Liberation Sans1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88cm" svg:y1="1.178cm" svg:x2="6.2cm" svg:y2="14.64cm">
          <text:p/>
        </draw:line>
        <draw:custom-shape draw:style-name="gr2" draw:text-style-name="P2" draw:layer="layout" svg:width="10.304cm" svg:height="13.462cm" svg:x="1.153cm" svg:y="1.1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026cm" svg:height="1.27cm" svg:x="1.17cm" svg:y="1.17cm">
          <draw:text-box>
            <text:p text:style-name="P3"><text:span text:style-name="T1">BuildStream Core Data</text:span></text:p>
            <text:p text:style-name="P3"><text:span text:style-name="T2">Public Domain Data</text:span></text:p>
          </draw:text-box>
        </draw:frame>
        <draw:custom-shape draw:style-name="gr4" draw:text-style-name="P5" draw:layer="layout" svg:width="2.598cm" svg:height="1.27cm" svg:x="2.382cm" svg:y="12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3" draw:id="id3" draw:layer="layout" svg:width="2.598cm" svg:height="1.27cm" svg:x="2.382cm" svg:y="12.701cm">
          <draw:text-box>
            <text:p text:style-name="P3"><text:span text:style-name="T3">Core Defaults</text:span></text:p>
          </draw:text-box>
        </draw:frame>
        <draw:custom-shape draw:style-name="gr6" draw:text-style-name="P7" draw:layer="layout" svg:width="2.597cm" svg:height="1.27cm" svg:x="2.383cm" svg:y="2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2" draw:id="id2" draw:layer="layout" svg:width="2.597cm" svg:height="1.27cm" svg:x="2.383cm" svg:y="2.602cm">
          <draw:text-box>
            <text:p text:style-name="P3"><text:span text:style-name="T3">Element Declaration</text:span></text:p>
          </draw:text-box>
        </draw:frame>
        <draw:custom-shape draw:style-name="gr7" draw:text-style-name="P8" draw:layer="layout" svg:width="2.598cm" svg:height="1.27cm" svg:x="2.383cm" svg:y="10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4" draw:id="id4" draw:layer="layout" svg:width="2.598cm" svg:height="1.27cm" svg:x="2.383cm" svg:y="10.202cm">
          <draw:text-box>
            <text:p text:style-name="P3"><text:span text:style-name="T3">Project Configuration</text:span></text:p>
          </draw:text-box>
        </draw:frame>
        <draw:custom-shape draw:style-name="gr8" draw:text-style-name="P9" xml:id="id6" draw:id="id6" draw:layer="layout" svg:width="2.598cm" svg:height="1.27cm" svg:x="2.382cm" svg:y="7.7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5" draw:id="id5" draw:layer="layout" svg:width="2.598cm" svg:height="1.27cm" svg:x="2.384cm" svg:y="7.703cm">
          <draw:text-box>
            <text:p text:style-name="P3"><text:span text:style-name="T3">Element Defaults</text:span></text:p>
          </draw:text-box>
        </draw:frame>
        <draw:custom-shape draw:style-name="gr9" draw:text-style-name="P10" draw:layer="layout" svg:width="2.598cm" svg:height="1.27cm" svg:x="2.382cm" svg:y="5.1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1" draw:id="id1" draw:layer="layout" svg:width="2.598cm" svg:height="1.27cm" svg:x="2.384cm" svg:y="5.115cm">
          <draw:text-box>
            <text:p text:style-name="P3"><text:span text:style-name="T3">Project Overrides</text:span></text:p>
          </draw:text-box>
        </draw:frame>
        <draw:connector draw:style-name="gr10" draw:text-style-name="P1" draw:layer="layout" draw:type="curve" svg:x1="3.683cm" svg:y1="5.115cm" svg:x2="3.681cm" svg:y2="3.872cm" draw:start-shape="id1" draw:start-glue-point="0" draw:end-shape="id2" draw:end-glue-point="2" svg:d="M3683 5115c0-931-2-310-2-1243" svg:viewBox="0 0 3 1244">
          <text:p/>
        </draw:connector>
        <draw:connector draw:style-name="gr10" draw:text-style-name="P1" draw:layer="layout" draw:type="curve" svg:x1="3.681cm" svg:y1="12.701cm" svg:x2="3.682cm" svg:y2="11.472cm" draw:start-shape="id3" draw:start-glue-point="0" draw:end-shape="id4" draw:end-glue-point="2" svg:d="M3681 12701c0-921 1-307 1-1229" svg:viewBox="0 0 2 1230">
          <text:p/>
        </draw:connector>
        <draw:connector draw:style-name="gr10" draw:text-style-name="P1" draw:layer="layout" draw:type="curve" svg:x1="3.682cm" svg:y1="10.202cm" svg:x2="3.683cm" svg:y2="8.973cm" draw:start-shape="id4" draw:start-glue-point="0" draw:end-shape="id5" svg:d="M3682 10202c0-921 1-307 1-1229" svg:viewBox="0 0 2 1230">
          <text:p/>
        </draw:connector>
        <draw:connector draw:style-name="gr10" draw:text-style-name="P1" draw:layer="layout" draw:type="curve" svg:x1="3.681cm" svg:y1="7.725cm" svg:x2="3.683cm" svg:y2="6.385cm" draw:start-shape="id6" draw:start-glue-point="0" draw:end-shape="id1" draw:end-glue-point="2" svg:d="M3681 7725c0-1024 2-355 2-1340" svg:viewBox="0 0 3 1341">
          <text:p/>
        </draw:connector>
        <draw:frame draw:style-name="gr3" draw:text-style-name="P11" draw:layer="layout" svg:width="5.026cm" svg:height="1.27cm" svg:x="6.17cm" svg:y="1.17cm">
          <draw:text-box>
            <text:p text:style-name="P3"><text:span text:style-name="T4">Element Configuration Data</text:span></text:p>
          </draw:text-box>
        </draw:frame>
        <draw:custom-shape draw:style-name="gr6" draw:text-style-name="P7" draw:layer="layout" svg:width="2.597cm" svg:height="1.27cm" svg:x="7.483cm" svg:y="2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8" draw:id="id8" draw:layer="layout" svg:width="2.597cm" svg:height="1.27cm" svg:x="7.483cm" svg:y="2.603cm">
          <draw:text-box>
            <text:p text:style-name="P3"><text:span text:style-name="T3">Element Declaration</text:span></text:p>
          </draw:text-box>
        </draw:frame>
        <draw:custom-shape draw:style-name="gr8" draw:text-style-name="P9" xml:id="id9" draw:id="id9" draw:layer="layout" svg:width="2.598cm" svg:height="1.27cm" svg:x="7.482cm" svg:y="7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2.598cm" svg:height="1.27cm" svg:x="7.484cm" svg:y="7.704cm">
          <draw:text-box>
            <text:p text:style-name="P3"><text:span text:style-name="T3">Element Defaults</text:span></text:p>
          </draw:text-box>
        </draw:frame>
        <draw:custom-shape draw:style-name="gr9" draw:text-style-name="P10" draw:layer="layout" svg:width="2.598cm" svg:height="1.27cm" svg:x="7.482cm" svg:y="5.13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xml:id="id7" draw:id="id7" draw:layer="layout" svg:width="2.598cm" svg:height="1.27cm" svg:x="7.484cm" svg:y="5.116cm">
          <draw:text-box>
            <text:p text:style-name="P3"><text:span text:style-name="T3">Project Overrides</text:span></text:p>
          </draw:text-box>
        </draw:frame>
        <draw:connector draw:style-name="gr10" draw:text-style-name="P1" draw:layer="layout" draw:type="curve" svg:x1="8.783cm" svg:y1="5.116cm" svg:x2="8.781cm" svg:y2="3.873cm" draw:start-shape="id7" draw:start-glue-point="0" draw:end-shape="id8" draw:end-glue-point="2" svg:d="M8783 5116c0-931-2-310-2-1243" svg:viewBox="0 0 3 1244">
          <text:p/>
        </draw:connector>
        <draw:connector draw:style-name="gr10" draw:text-style-name="P1" draw:layer="layout" draw:type="curve" svg:x1="8.781cm" svg:y1="7.726cm" svg:x2="8.783cm" svg:y2="6.386cm" draw:start-shape="id9" draw:start-glue-point="0" draw:end-shape="id7" draw:end-glue-point="2" svg:d="M8781 7726c0-1024 2-355 2-1340" svg:viewBox="0 0 3 1341">
          <text:p/>
        </draw:connector>
        <draw:frame draw:style-name="gr11" draw:text-style-name="P12" draw:layer="layout" svg:width="5.026cm" svg:height="5.588cm" svg:x="6.17cm" svg:y="9.044cm">
          <draw:text-box>
            <text:p text:style-name="P3"><text:span text:style-name="T5">Element Configuration Data is composited in the same way as Core Data and Public Data, except that it is not understood by the project configuration so there are no defaults.</text:span></text:p>
          </draw:text-box>
        </draw:frame>
        <draw:line draw:style-name="gr1" draw:text-style-name="P1" draw:layer="layout" svg:x1="1.127cm" svg:y1="4.61cm" svg:x2="16.367cm" svg:y2="4.61cm">
          <text:p/>
        </draw:line>
        <draw:frame draw:style-name="gr12" draw:text-style-name="P12" draw:layer="layout" svg:width="4.71cm" svg:height="4.01cm" svg:x="11.53cm" svg:y="4.61cm">
          <draw:text-box>
            <text:p text:style-name="P3"><text:span text:style-name="T5">Composited the first time that a Element of a given “kind” is instantiated.</text:span></text:p>
            <text:p text:style-name="P3"><text:span text:style-name="T5"/></text:p>
            <text:p text:style-name="P3"><text:span text:style-name="T5">This is cached on the given Element’s class data for later reuse.</text:span></text:p>
          </draw:text-box>
        </draw:frame>
        <draw:frame draw:style-name="gr13" draw:text-style-name="P12" draw:layer="layout" svg:width="4.81cm" svg:height="2.559cm" svg:x="11.43cm" svg:y="2.011cm">
          <draw:text-box>
            <text:p text:style-name="P3"><text:span text:style-name="T5">Composited every time against the cached class data below every time an Element is instantiat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5.7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4:36:33.666139377</meta:creation-date>
    <meta:generator>LibreOffice/5.1.4.1$Linux_X86_64 LibreOffice_project/10m0$Build-1</meta:generator>
    <dc:date>2018-10-13T16:13:06.135023251</dc:date>
    <meta:editing-duration>PT48M53S</meta:editing-duration>
    <meta:editing-cycles>7</meta:editing-cycles>
    <meta:document-statistic meta:object-count="30"/>
  </office:meta>
</office:document-meta>
</file>